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020089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8bb"/>
    </style:style>
    <style:style style:name="T4" style:family="text">
      <style:text-properties officeooo:rsid="001d1cd8"/>
    </style:style>
    <style:style style:name="T5" style:family="text">
      <style:text-properties officeooo:rsid="001ece94"/>
    </style:style>
    <style:style style:name="T6" style:family="text">
      <style:text-properties officeooo:rsid="0020089c"/>
    </style:style>
    <style:style style:name="T7" style:family="text">
      <style:text-properties officeooo:rsid="002062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2566830001" text:style-name="L1">
        <text:list-item>
          <text:p text:style-name="P3">必须是陈述句。疑问句，祈使句等都不是命题。</text:p>
        </text:list-item>
        <text:list-item>
          <text:p text:style-name="P3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1" draw:name="Object17" text:anchor-type="as-char" svg:y="-0.393cm" svg:width="1.134cm" svg:height="0.492cm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1" draw:name="Object19" text:anchor-type="as-char" svg:y="-0.393cm" svg:width="1.681cm" svg:height="0.492cm" draw:z-index="36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1" draw:name="Object12" text:anchor-type="as-char" svg:y="-0.393cm" svg:width="1.134cm" svg:height="0.492cm" draw:z-index="39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743544928" text:style-name="L2">
        <text:list-item>
          <text:p text:style-name="P4">如果今天是星期五，那么2+3=5</text:p>
          <text:p text:style-name="P4">由于q总是真的，所以蕴涵总是为真。</text:p>
          <text:p text:style-name="P4">但是p和q之间没有任何关联，蕴涵没有实际意义。</text:p>
        </text:list-item>
        <text:list-item>
          <text:p text:style-name="P4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46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1" draw:name="Object27" text:anchor-type="as-char" svg:y="-0.393cm" svg:width="3.348cm" svg:height="0.517cm" draw:z-index="4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5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5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1" draw:name="Object32" text:anchor-type="as-char" svg:y="-0.393cm" svg:width="1.393cm" svg:height="0.492cm" draw:z-index="62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1" draw:name="Object36" text:anchor-type="as-char" svg:y="-0.393cm" svg:width="1.397cm" svg:height="0.492cm" draw:z-index="63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1" draw:name="Object37" text:anchor-type="as-char" svg:y="-0.393cm" svg:width="1.499cm" svg:height="0.492cm" draw:z-index="51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1" draw:name="Object38" text:anchor-type="as-char" svg:y="-0.393cm" svg:width="1.224cm" svg:height="0.492cm" draw:z-index="53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1" draw:name="Object57" text:anchor-type="as-char" svg:y="-0.393cm" svg:width="3.009cm" svg:height="0.515cm" draw:z-index="54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1" draw:name="Object60" text:anchor-type="as-char" svg:y="-0.393cm" svg:width="2.332cm" svg:height="0.563cm" draw:z-index="64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1" draw:name="Object61" text:anchor-type="as-char" svg:y="-0.393cm" svg:width="3.027cm" svg:height="0.563cm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1" draw:name="对象1" text:anchor-type="as-char" svg:y="-0.388cm" svg:width="1.744cm" svg:height="0.51cm" draw:z-index="66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1" draw:name="对象3" text:anchor-type="as-char" svg:y="-0.377cm" svg:width="2.066cm" svg:height="0.533cm" draw:z-index="67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1" draw:name="对象2" text:anchor-type="as-char" svg:y="-0.39cm" svg:width="6.634cm" svg:height="0.543cm" draw:z-index="68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1" draw:name="对象4" text:anchor-type="as-char" svg:y="-0.39cm" svg:width="1.699cm" svg:height="0.512cm" draw:z-index="69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1" draw:name="对象5" text:anchor-type="as-char" svg:y="-0.377cm" svg:width="2.066cm" svg:height="0.533cm" draw:z-index="70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1" draw:name="对象6" text:anchor-type="as-char" svg:y="-0.39cm" svg:width="6.585cm" svg:height="0.543cm" draw:z-index="71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7" text:anchor-type="as-char" svg:y="-0.39cm" svg:width="1.748cm" svg:height="0.512cm" draw:z-index="72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8" text:anchor-type="as-char" svg:y="-0.39cm" svg:width="1.699cm" svg:height="0.512cm" draw:z-index="73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1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1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1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1" draw:name="对象12" text:anchor-type="as-char" svg:y="-0.39cm" svg:width="3.383cm" svg:height="0.512cm" draw:z-index="24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1" draw:name="对象13" text:anchor-type="as-char" svg:y="-0.39cm" svg:width="3.582cm" svg:height="0.512cm" draw:z-index="27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1" draw:name="对象15" text:anchor-type="as-char" svg:y="-0.39cm" svg:width="3.498cm" svg:height="0.512cm" draw:z-index="37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1" text:outline-level="1"><text:soft-page-break/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2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30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3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35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3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40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4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42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43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44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4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52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ct40" text:anchor-type="as-char" svg:y="-0.393cm" svg:width="3.607cm" svg:height="0.517cm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60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p text:style-name="Text_20_body">解决一个问题最直观的方法就是将该文体画出来<text:span text:style-name="T5">，枚举出来，举出所有可能性。</text:span></text:p>
      <text:p text:style-name="Text_20_body"><text:span text:style-name="T5">如果无法列举出所有的，列举出一部分，然后找到推广的规律也可以。</text:span></text:p>
      <text:p text:style-name="P5"><text:span text:style-name="T6">对于题目的假设，要具体化，形象化</text:span><text:span text:style-name="T7">， 数字化</text:span><text:span text:style-name="T6">。</text:span></text:p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<text:soft-page-break/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<text:span text:style-name="T3">，什么使用用乘法</text:span></text:p>
      <text:h text:style-name="Heading_20_3" text:outline-level="3">加法原理</text:h>
      <text:h text:style-name="Heading_20_3" text:outline-level="3"><text:span text:style-name="T4">抽屉原理</text:span>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<text:soft-page-break/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23T10:38:15</dc:date>
    <meta:editing-duration>PT12H28M45S</meta:editing-duration>
    <meta:editing-cycles>102</meta:editing-cycles>
    <meta:generator>LibreOffice/3.6$Linux_X86_64 LibreOffice_project/2ef5aff-a6fb0ff-166bdff-cf087ad-0f1389</meta:generator>
    <dc:creator>jiangrui </dc:creator>
    <meta:document-statistic meta:table-count="5" meta:image-count="0" meta:object-count="74" meta:page-count="8" meta:paragraph-count="242" meta:word-count="2598" meta:character-count="3081" meta:non-whitespace-character-count="2801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